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 table:number-columns-spanned="6" table:number-rows-spanned="2">
            <text:p>GRAPH TYPE 1</text:p>
          </table:table-cell>
          <table:covered-table-cell table:number-columns-repeated="5"/>
          <table:table-cell/>
        </table:table-row>
        <table:table-row table:style-name="ro1"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peedUp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.31502" calcext:value-type="float">
            <text:p>1,31502</text:p>
          </table:table-cell>
          <table:table-cell office:value-type="float" office:value="0.03576" calcext:value-type="float">
            <text:p>0,03576</text:p>
          </table:table-cell>
          <table:table-cell table:style-name="ce2" table:formula="of:=[.D4]/[.E4]" office:value-type="float" office:value="36.7734899328859" calcext:value-type="float">
            <text:p>36,7734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.31502" calcext:value-type="float">
            <text:p>1,31502</text:p>
          </table:table-cell>
          <table:table-cell office:value-type="float" office:value="0.02616" calcext:value-type="float">
            <text:p>0,02616</text:p>
          </table:table-cell>
          <table:table-cell table:style-name="ce2" table:formula="of:=[.D5]/[.E5]" office:value-type="float" office:value="50.2683486238532" calcext:value-type="float">
            <text:p>50,268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1.31502" calcext:value-type="float">
            <text:p>1,31502</text:p>
          </table:table-cell>
          <table:table-cell office:value-type="float" office:value="0.02434" calcext:value-type="float">
            <text:p>0,02434</text:p>
          </table:table-cell>
          <table:table-cell table:style-name="ce2" table:formula="of:=[.D6]/[.E6]" office:value-type="float" office:value="54.0271158586689" calcext:value-type="float">
            <text:p>54,027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1.31502" calcext:value-type="float">
            <text:p>1,31502</text:p>
          </table:table-cell>
          <table:table-cell office:value-type="float" office:value="0.02435" calcext:value-type="float">
            <text:p>0,02435</text:p>
          </table:table-cell>
          <table:table-cell table:style-name="ce2" table:formula="of:=[.D7]/[.E7]" office:value-type="float" office:value="54.0049281314168" calcext:value-type="float">
            <text:p>54,00493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1.31502" calcext:value-type="float">
            <text:p>1,31502</text:p>
          </table:table-cell>
          <table:table-cell office:value-type="float" office:value="0.02439" calcext:value-type="float">
            <text:p>0,02439</text:p>
          </table:table-cell>
          <table:table-cell table:style-name="ce2" table:formula="of:=[.D8]/[.E8]" office:value-type="float" office:value="53.9163591635916" calcext:value-type="float">
            <text:p>53,9163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1.31502" calcext:value-type="float">
            <text:p>1,31502</text:p>
          </table:table-cell>
          <table:table-cell office:value-type="float" office:value="0.02449" calcext:value-type="float">
            <text:p>0,02449</text:p>
          </table:table-cell>
          <table:table-cell table:style-name="ce2" table:formula="of:=[.D9]/[.E9]" office:value-type="float" office:value="53.6962025316456" calcext:value-type="float">
            <text:p>53,69620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3.51175" calcext:value-type="float">
            <text:p>3,51175</text:p>
          </table:table-cell>
          <table:table-cell office:value-type="float" office:value="0.07956" calcext:value-type="float">
            <text:p>0,07956</text:p>
          </table:table-cell>
          <table:table-cell table:style-name="ce2" table:formula="of:=[.D11]/[.E11]" office:value-type="float" office:value="44.1396430367019" calcext:value-type="float">
            <text:p>44,1396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3.51175" calcext:value-type="float">
            <text:p>3,51175</text:p>
          </table:table-cell>
          <table:table-cell office:value-type="float" office:value="0.06405" calcext:value-type="float">
            <text:p>0,06405</text:p>
          </table:table-cell>
          <table:table-cell table:style-name="ce2" table:formula="of:=[.D12]/[.E12]" office:value-type="float" office:value="54.8282591725215" calcext:value-type="float">
            <text:p>54,8282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3.51175" calcext:value-type="float">
            <text:p>3,51175</text:p>
          </table:table-cell>
          <table:table-cell office:value-type="float" office:value="0.06345" calcext:value-type="float">
            <text:p>0,06345</text:p>
          </table:table-cell>
          <table:table-cell table:style-name="ce2" table:formula="of:=[.D13]/[.E13]" office:value-type="float" office:value="55.3467297084318" calcext:value-type="float">
            <text:p>55,3467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56" calcext:value-type="float">
            <text:p>256</text:p>
          </table:table-cell>
          <table:table-cell office:value-type="float" office:value="3.51175" calcext:value-type="float">
            <text:p>3,51175</text:p>
          </table:table-cell>
          <table:table-cell office:value-type="float" office:value="0.06321" calcext:value-type="float">
            <text:p>0,06321</text:p>
          </table:table-cell>
          <table:table-cell table:style-name="ce2" table:formula="of:=[.D14]/[.E14]" office:value-type="float" office:value="55.5568739123556" calcext:value-type="float">
            <text:p>55,55687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512" calcext:value-type="float">
            <text:p>512</text:p>
          </table:table-cell>
          <table:table-cell office:value-type="float" office:value="3.51175" calcext:value-type="float">
            <text:p>3,51175</text:p>
          </table:table-cell>
          <table:table-cell office:value-type="float" office:value="0.06328" calcext:value-type="float">
            <text:p>0,06328</text:p>
          </table:table-cell>
          <table:table-cell table:style-name="ce2" table:formula="of:=[.D15]/[.E15]" office:value-type="float" office:value="55.495417193426" calcext:value-type="float">
            <text:p>55,4954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24" calcext:value-type="float">
            <text:p>1024</text:p>
          </table:table-cell>
          <table:table-cell office:value-type="float" office:value="3.51175" calcext:value-type="float">
            <text:p>3,51175</text:p>
          </table:table-cell>
          <table:table-cell office:value-type="float" office:value="0.0633" calcext:value-type="float">
            <text:p>0,0633</text:p>
          </table:table-cell>
          <table:table-cell table:style-name="ce2" table:formula="of:=[.D16]/[.E16]" office:value-type="float" office:value="55.4778830963665" calcext:value-type="float">
            <text:p>55,47788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5.70016" calcext:value-type="float">
            <text:p>5,70016</text:p>
          </table:table-cell>
          <table:table-cell office:value-type="float" office:value="0.12653" calcext:value-type="float">
            <text:p>0,12653</text:p>
          </table:table-cell>
          <table:table-cell table:style-name="ce2" table:formula="of:=[.D18]/[.E18]" office:value-type="float" office:value="45.0498695961432" calcext:value-type="float">
            <text:p>45,0498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5.70016" calcext:value-type="float">
            <text:p>5,70016</text:p>
          </table:table-cell>
          <table:table-cell office:value-type="float" office:value="0.10065" calcext:value-type="float">
            <text:p>0,10065</text:p>
          </table:table-cell>
          <table:table-cell table:style-name="ce2" table:formula="of:=[.D19]/[.E19]" office:value-type="float" office:value="56.6334823646299" calcext:value-type="float">
            <text:p>56,633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5.70016" calcext:value-type="float">
            <text:p>5,70016</text:p>
          </table:table-cell>
          <table:table-cell office:value-type="float" office:value="0.10058" calcext:value-type="float">
            <text:p>0,10058</text:p>
          </table:table-cell>
          <table:table-cell table:style-name="ce2" table:formula="of:=[.D20]/[.E20]" office:value-type="float" office:value="56.6728971962617" calcext:value-type="float">
            <text:p>56,6729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5.70016" calcext:value-type="float">
            <text:p>5,70016</text:p>
          </table:table-cell>
          <table:table-cell office:value-type="float" office:value="0.10031" calcext:value-type="float">
            <text:p>0,10031</text:p>
          </table:table-cell>
          <table:table-cell table:style-name="ce2" table:formula="of:=[.D21]/[.E21]" office:value-type="float" office:value="56.8254411324893" calcext:value-type="float">
            <text:p>56,82544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512" calcext:value-type="float">
            <text:p>512</text:p>
          </table:table-cell>
          <table:table-cell office:value-type="float" office:value="5.70016" calcext:value-type="float">
            <text:p>5,70016</text:p>
          </table:table-cell>
          <table:table-cell office:value-type="float" office:value="0.10003" calcext:value-type="float">
            <text:p>0,10003</text:p>
          </table:table-cell>
          <table:table-cell table:style-name="ce2" table:formula="of:=[.D22]/[.E22]" office:value-type="float" office:value="56.9845046486054" calcext:value-type="float">
            <text:p>56,9845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1024" calcext:value-type="float">
            <text:p>1024</text:p>
          </table:table-cell>
          <table:table-cell office:value-type="float" office:value="5.70016" calcext:value-type="float">
            <text:p>5,70016</text:p>
          </table:table-cell>
          <table:table-cell office:value-type="float" office:value="0.09955" calcext:value-type="float">
            <text:p>0,09955</text:p>
          </table:table-cell>
          <table:table-cell table:style-name="ce2" table:formula="of:=[.D23]/[.E23]" office:value-type="float" office:value="57.2592667001507" calcext:value-type="float">
            <text:p>57,25927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float" office:value="8.41729" calcext:value-type="float">
            <text:p>8,41729</text:p>
          </table:table-cell>
          <table:table-cell office:value-type="float" office:value="0.17336" calcext:value-type="float">
            <text:p>0,17336</text:p>
          </table:table-cell>
          <table:table-cell table:style-name="ce2" table:formula="of:=[.D25]/[.E25]" office:value-type="float" office:value="48.5538186432856" calcext:value-type="float">
            <text:p>48,5538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  <table:table-cell office:value-type="float" office:value="8.41729" calcext:value-type="float">
            <text:p>8,41729</text:p>
          </table:table-cell>
          <table:table-cell office:value-type="float" office:value="0.13766" calcext:value-type="float">
            <text:p>0,13766</text:p>
          </table:table-cell>
          <table:table-cell table:style-name="ce2" table:formula="of:=[.D26]/[.E26]" office:value-type="float" office:value="61.1455034142089" calcext:value-type="float">
            <text:p>61,1455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128" calcext:value-type="float">
            <text:p>128</text:p>
          </table:table-cell>
          <table:table-cell office:value-type="float" office:value="8.41729" calcext:value-type="float">
            <text:p>8,41729</text:p>
          </table:table-cell>
          <table:table-cell office:value-type="float" office:value="0.13759" calcext:value-type="float">
            <text:p>0,13759</text:p>
          </table:table-cell>
          <table:table-cell table:style-name="ce2" table:formula="of:=[.D27]/[.E27]" office:value-type="float" office:value="61.1766116723599" calcext:value-type="float">
            <text:p>61,1766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256" calcext:value-type="float">
            <text:p>256</text:p>
          </table:table-cell>
          <table:table-cell office:value-type="float" office:value="8.41729" calcext:value-type="float">
            <text:p>8,41729</text:p>
          </table:table-cell>
          <table:table-cell office:value-type="float" office:value="0.13724" calcext:value-type="float">
            <text:p>0,13724</text:p>
          </table:table-cell>
          <table:table-cell table:style-name="ce2" table:formula="of:=[.D28]/[.E28]" office:value-type="float" office:value="61.3326289711454" calcext:value-type="float">
            <text:p>61,33263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512" calcext:value-type="float">
            <text:p>512</text:p>
          </table:table-cell>
          <table:table-cell office:value-type="float" office:value="8.41729" calcext:value-type="float">
            <text:p>8,41729</text:p>
          </table:table-cell>
          <table:table-cell office:value-type="float" office:value="0.13669" calcext:value-type="float">
            <text:p>0,13669</text:p>
          </table:table-cell>
          <table:table-cell table:style-name="ce2" table:formula="of:=[.D29]/[.E29]" office:value-type="float" office:value="61.579413270905" calcext:value-type="float">
            <text:p>61,5794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1024" calcext:value-type="float">
            <text:p>1024</text:p>
          </table:table-cell>
          <table:table-cell office:value-type="float" office:value="8.41729" calcext:value-type="float">
            <text:p>8,41729</text:p>
          </table:table-cell>
          <table:table-cell office:value-type="float" office:value="0.1359" calcext:value-type="float">
            <text:p>0,1359</text:p>
          </table:table-cell>
          <table:table-cell table:style-name="ce2" table:formula="of:=[.D30]/[.E30]" office:value-type="float" office:value="61.9373804267844" calcext:value-type="float">
            <text:p>61,93738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table:style-name="ce1" office:value-type="string" calcext:value-type="string" table:number-columns-spanned="6" table:number-rows-spanned="2">
            <text:p>GRAPH TYPE 2</text:p>
          </table:table-cell>
          <table:covered-table-cell table:number-columns-repeated="4"/>
          <table:covered-table-cell table:style-name="ce2"/>
          <table:table-cell/>
        </table:table-row>
        <table:table-row table:style-name="ro1">
          <table:covered-table-cell table:number-columns-repeated="5"/>
          <table:covered-table-cell table:style-name="ce2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</text:p>
          </table:table-cell>
          <table:table-cell table:style-name="ce2" office:value-type="string" calcext:value-type="string">
            <text:p>SpeedUp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.76522" calcext:value-type="float">
            <text:p>0,76522</text:p>
          </table:table-cell>
          <table:table-cell office:value-type="float" office:value="0.03222" calcext:value-type="float">
            <text:p>0,03222</text:p>
          </table:table-cell>
          <table:table-cell table:style-name="ce2" table:formula="of:=[.D35]/[.E35]" office:value-type="float" office:value="23.7498448168839" calcext:value-type="float">
            <text:p>23,7498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0.76522" calcext:value-type="float">
            <text:p>0,76522</text:p>
          </table:table-cell>
          <table:table-cell office:value-type="float" office:value="0.02699" calcext:value-type="float">
            <text:p>0,02699</text:p>
          </table:table-cell>
          <table:table-cell table:style-name="ce2" table:formula="of:=[.D36]/[.E36]" office:value-type="float" office:value="28.3519822156354" calcext:value-type="float">
            <text:p>28,3519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.76522" calcext:value-type="float">
            <text:p>0,76522</text:p>
          </table:table-cell>
          <table:table-cell office:value-type="float" office:value="0.02493" calcext:value-type="float">
            <text:p>0,02493</text:p>
          </table:table-cell>
          <table:table-cell table:style-name="ce2" table:formula="of:=[.D37]/[.E37]" office:value-type="float" office:value="30.694745286803" calcext:value-type="float">
            <text:p>30,694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0.76522" calcext:value-type="float">
            <text:p>0,76522</text:p>
          </table:table-cell>
          <table:table-cell office:value-type="float" office:value="0.0255" calcext:value-type="float">
            <text:p>0,0255</text:p>
          </table:table-cell>
          <table:table-cell table:style-name="ce2" table:formula="of:=[.D38]/[.E38]" office:value-type="float" office:value="30.0086274509804" calcext:value-type="float">
            <text:p>30,00863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0.76522" calcext:value-type="float">
            <text:p>0,76522</text:p>
          </table:table-cell>
          <table:table-cell office:value-type="float" office:value="0.0252" calcext:value-type="float">
            <text:p>0,0252</text:p>
          </table:table-cell>
          <table:table-cell table:style-name="ce2" table:formula="of:=[.D39]/[.E39]" office:value-type="float" office:value="30.365873015873" calcext:value-type="float">
            <text:p>30,3658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0.76522" calcext:value-type="float">
            <text:p>0,76522</text:p>
          </table:table-cell>
          <table:table-cell office:value-type="float" office:value="0.02863" calcext:value-type="float">
            <text:p>0,02863</text:p>
          </table:table-cell>
          <table:table-cell table:style-name="ce2" table:formula="of:=[.D40]/[.E40]" office:value-type="float" office:value="26.7279077890325" calcext:value-type="float">
            <text:p>26,72791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1.43553" calcext:value-type="float">
            <text:p>1,43553</text:p>
          </table:table-cell>
          <table:table-cell office:value-type="float" office:value="0.05623" calcext:value-type="float">
            <text:p>0,05623</text:p>
          </table:table-cell>
          <table:table-cell table:style-name="ce2" table:formula="of:=[.D42]/[.E42]" office:value-type="float" office:value="25.5296105281878" calcext:value-type="float">
            <text:p>25,5296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1.43553" calcext:value-type="float">
            <text:p>1,43553</text:p>
          </table:table-cell>
          <table:table-cell office:value-type="float" office:value="0.05035" calcext:value-type="float">
            <text:p>0,05035</text:p>
          </table:table-cell>
          <table:table-cell table:style-name="ce2" table:formula="of:=[.D43]/[.E43]" office:value-type="float" office:value="28.5110228401192" calcext:value-type="float">
            <text:p>28,5110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.43553" calcext:value-type="float">
            <text:p>1,43553</text:p>
          </table:table-cell>
          <table:table-cell office:value-type="float" office:value="0.05056" calcext:value-type="float">
            <text:p>0,05056</text:p>
          </table:table-cell>
          <table:table-cell table:style-name="ce2" table:formula="of:=[.D44]/[.E44]" office:value-type="float" office:value="28.3926028481013" calcext:value-type="float">
            <text:p>28,3926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56" calcext:value-type="float">
            <text:p>256</text:p>
          </table:table-cell>
          <table:table-cell office:value-type="float" office:value="1.43553" calcext:value-type="float">
            <text:p>1,43553</text:p>
          </table:table-cell>
          <table:table-cell office:value-type="float" office:value="0.05212" calcext:value-type="float">
            <text:p>0,05212</text:p>
          </table:table-cell>
          <table:table-cell table:style-name="ce2" table:formula="of:=[.D45]/[.E45]" office:value-type="float" office:value="27.5427858787414" calcext:value-type="float">
            <text:p>27,5427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512" calcext:value-type="float">
            <text:p>512</text:p>
          </table:table-cell>
          <table:table-cell office:value-type="float" office:value="1.43553" calcext:value-type="float">
            <text:p>1,43553</text:p>
          </table:table-cell>
          <table:table-cell office:value-type="float" office:value="0.05058" calcext:value-type="float">
            <text:p>0,05058</text:p>
          </table:table-cell>
          <table:table-cell table:style-name="ce2" table:formula="of:=[.D46]/[.E46]" office:value-type="float" office:value="28.3813760379597" calcext:value-type="float">
            <text:p>28,3813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24" calcext:value-type="float">
            <text:p>1024</text:p>
          </table:table-cell>
          <table:table-cell office:value-type="float" office:value="1.43553" calcext:value-type="float">
            <text:p>1,43553</text:p>
          </table:table-cell>
          <table:table-cell office:value-type="float" office:value="0.05968" calcext:value-type="float">
            <text:p>0,05968</text:p>
          </table:table-cell>
          <table:table-cell table:style-name="ce2" table:formula="of:=[.D47]/[.E47]" office:value-type="float" office:value="24.0537868632708" calcext:value-type="float">
            <text:p>24,05379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2.36344" calcext:value-type="float">
            <text:p>2,36344</text:p>
          </table:table-cell>
          <table:table-cell office:value-type="float" office:value="0.07743" calcext:value-type="float">
            <text:p>0,07743</text:p>
          </table:table-cell>
          <table:table-cell table:style-name="ce2" table:formula="of:=[.D49]/[.E49]" office:value-type="float" office:value="30.5235696758362" calcext:value-type="float">
            <text:p>30,5235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2.36344" calcext:value-type="float">
            <text:p>2,36344</text:p>
          </table:table-cell>
          <table:table-cell office:value-type="float" office:value="0.06937" calcext:value-type="float">
            <text:p>0,06937</text:p>
          </table:table-cell>
          <table:table-cell table:style-name="ce2" table:formula="of:=[.D50]/[.E50]" office:value-type="float" office:value="34.0700591033588" calcext:value-type="float">
            <text:p>34,070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.36344" calcext:value-type="float">
            <text:p>2,36344</text:p>
          </table:table-cell>
          <table:table-cell office:value-type="float" office:value="0.07043" calcext:value-type="float">
            <text:p>0,07043</text:p>
          </table:table-cell>
          <table:table-cell table:style-name="ce2" table:formula="of:=[.D51]/[.E51]" office:value-type="float" office:value="33.5572909271617" calcext:value-type="float">
            <text:p>33,5572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.36344" calcext:value-type="float">
            <text:p>2,36344</text:p>
          </table:table-cell>
          <table:table-cell office:value-type="float" office:value="0.07298" calcext:value-type="float">
            <text:p>0,07298</text:p>
          </table:table-cell>
          <table:table-cell table:style-name="ce2" table:formula="of:=[.D52]/[.E52]" office:value-type="float" office:value="32.3847629487531" calcext:value-type="float">
            <text:p>32,38476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512" calcext:value-type="float">
            <text:p>512</text:p>
          </table:table-cell>
          <table:table-cell office:value-type="float" office:value="2.36344" calcext:value-type="float">
            <text:p>2,36344</text:p>
          </table:table-cell>
          <table:table-cell office:value-type="float" office:value="0.07044" calcext:value-type="float">
            <text:p>0,07044</text:p>
          </table:table-cell>
          <table:table-cell table:style-name="ce2" table:formula="of:=[.D53]/[.E53]" office:value-type="float" office:value="33.5525269733106" calcext:value-type="float">
            <text:p>33,5525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1024" calcext:value-type="float">
            <text:p>1024</text:p>
          </table:table-cell>
          <table:table-cell office:value-type="float" office:value="2.36344" calcext:value-type="float">
            <text:p>2,36344</text:p>
          </table:table-cell>
          <table:table-cell office:value-type="float" office:value="0.08537" calcext:value-type="float">
            <text:p>0,08537</text:p>
          </table:table-cell>
          <table:table-cell table:style-name="ce2" table:formula="of:=[.D54]/[.E54]" office:value-type="float" office:value="27.6846667447581" calcext:value-type="float">
            <text:p>27,68467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float" office:value="3.27346" calcext:value-type="float">
            <text:p>3,27346</text:p>
          </table:table-cell>
          <table:table-cell office:value-type="float" office:value="0.0958" calcext:value-type="float">
            <text:p>0,0958</text:p>
          </table:table-cell>
          <table:table-cell table:style-name="ce2" table:formula="of:=[.D56]/[.E56]" office:value-type="float" office:value="34.1697286012526" calcext:value-type="float">
            <text:p>34,1697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  <table:table-cell office:value-type="float" office:value="3.27346" calcext:value-type="float">
            <text:p>3,27346</text:p>
          </table:table-cell>
          <table:table-cell office:value-type="float" office:value="0.08672" calcext:value-type="float">
            <text:p>0,08672</text:p>
          </table:table-cell>
          <table:table-cell table:style-name="ce2" table:formula="of:=[.D57]/[.E57]" office:value-type="float" office:value="37.747463099631" calcext:value-type="float">
            <text:p>37,747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128" calcext:value-type="float">
            <text:p>128</text:p>
          </table:table-cell>
          <table:table-cell office:value-type="float" office:value="3.27346" calcext:value-type="float">
            <text:p>3,27346</text:p>
          </table:table-cell>
          <table:table-cell office:value-type="float" office:value="0.08734" calcext:value-type="float">
            <text:p>0,08734</text:p>
          </table:table-cell>
          <table:table-cell table:style-name="ce2" table:formula="of:=[.D58]/[.E58]" office:value-type="float" office:value="37.4795053812686" calcext:value-type="float">
            <text:p>37,4795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256" calcext:value-type="float">
            <text:p>256</text:p>
          </table:table-cell>
          <table:table-cell office:value-type="float" office:value="3.27346" calcext:value-type="float">
            <text:p>3,27346</text:p>
          </table:table-cell>
          <table:table-cell office:value-type="float" office:value="0.091" calcext:value-type="float">
            <text:p>0,091</text:p>
          </table:table-cell>
          <table:table-cell table:style-name="ce2" table:formula="of:=[.D59]/[.E59]" office:value-type="float" office:value="35.9720879120879" calcext:value-type="float">
            <text:p>35,97209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512" calcext:value-type="float">
            <text:p>512</text:p>
          </table:table-cell>
          <table:table-cell office:value-type="float" office:value="3.27346" calcext:value-type="float">
            <text:p>3,27346</text:p>
          </table:table-cell>
          <table:table-cell office:value-type="float" office:value="0.08739" calcext:value-type="float">
            <text:p>0,08739</text:p>
          </table:table-cell>
          <table:table-cell table:style-name="ce2" table:formula="of:=[.D60]/[.E60]" office:value-type="float" office:value="37.4580615631079" calcext:value-type="float">
            <text:p>37,458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1024" calcext:value-type="float">
            <text:p>1024</text:p>
          </table:table-cell>
          <table:table-cell office:value-type="float" office:value="3.27346" calcext:value-type="float">
            <text:p>3,27346</text:p>
          </table:table-cell>
          <table:table-cell office:value-type="float" office:value="0.10827" calcext:value-type="float">
            <text:p>0,10827</text:p>
          </table:table-cell>
          <table:table-cell table:style-name="ce2" table:formula="of:=[.D61]/[.E61]" office:value-type="float" office:value="30.2342292417105" calcext:value-type="float">
            <text:p>30,23423</text:p>
          </table:table-cell>
          <table:table-cell/>
        </table:table-row>
        <table:table-row table:style-name="ro1" table:number-rows-repeated="10485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4">
      <number:number number:decimal-places="5" loext:min-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09:15:53.59804294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5:48:21.913368798</meta:creation-date>
    <dc:date>2016-05-26T09:29:22.634910996</dc:date>
    <meta:editing-duration>PT26M7S</meta:editing-duration>
    <meta:editing-cycles>3</meta:editing-cycles>
    <meta:generator>LibreOffice/5.0.6.3$Linux_X86_64 LibreOffice_project/00m0$Build-3</meta:generator>
    <meta:document-statistic meta:table-count="1" meta:cell-count="309" meta:object-count="0"/>
  </office:meta>
</office:document-meta>
</file>